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d14e7" officeooo:paragraph-rsid="006d14e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96031" officeooo:paragraph-rsid="00696031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6b2b86" officeooo:paragraph-rsid="006b2b86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edf9f" officeooo:paragraph-rsid="006edf9f" style:font-size-asian="11pt" style:font-name-complex="Arial" style:font-size-complex="11pt"/>
    </style:style>
    <style:style style:name="P15" style:family="paragraph" style:parent-style-name="Standard">
      <style:text-properties style:font-name="Caligra" officeooo:rsid="004557dc" officeooo:paragraph-rsid="00540c2c"/>
    </style:style>
    <style:style style:name="P16" style:family="paragraph" style:parent-style-name="Standard">
      <style:text-properties style:font-name="Caligra" officeooo:paragraph-rsid="00540c2c"/>
    </style:style>
    <style:style style:name="P17" style:family="paragraph" style:parent-style-name="Standard">
      <style:text-properties style:font-name="Caligra" officeooo:rsid="005b81eb" officeooo:paragraph-rsid="005b81eb"/>
    </style:style>
    <style:style style:name="P18" style:family="paragraph" style:parent-style-name="Standard">
      <style:text-properties officeooo:paragraph-rsid="006453b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1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8fe7a" officeooo:paragraph-rsid="0068fe7a" style:font-size-asian="11pt" style:font-weight-asian="bold" style:font-name-complex="Arial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5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8e969" style:font-size-asian="11pt" style:font-size-complex="11pt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96031" officeooo:paragraph-rsid="00696031" style:font-size-asian="11pt" style:font-weight-asian="normal" style:font-name-complex="Arial" style:font-size-complex="11pt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officeooo:rsid="002fecf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6646cb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6f5448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officeooo:rsid="005d01c8"/>
    </style:style>
    <style:style style:name="T17" style:family="text">
      <style:text-properties officeooo:rsid="006c6d6c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9">La dernière fois </text:span><text:span text:style-name="T3">:</text:span><text:span text:style-name="T5">’’’- corrigé les exercices- terminé l'activité 4-commencé le chapitre 2 : recette de cuisine’’’</text:span></text:p>
      <text:p text:style-name="P22"><text:span text:style-name="T8">P</text:span><text:span text:style-name="T7">our</text:span><text:span text:style-name="T9"> </text:span><text:span text:style-name="T7">aujourd’hui </text:span><text:span text:style-name="T4">: </text:span><text:span text:style-name="T6">Il fallait - évaluation du chapitre 1</text:span></text:p>
      <text:p text:style-name="P23"><text:span text:style-name="T18">suivi</text:span> : </text:p>
      <text:p text:style-name="P21">19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9"><text:span text:style-name="T13">Séance </text:span><text:span text:style-name="T14">_</text:span><text:span text:style-name="T13">: </text:span><text:span text:style-name="T15">Fiche de préparation</text:span><text:span text:style-name="T11"> <text:s/></text:span></text:p>
            <text:p text:style-name="P20"><text:span text:style-name="T11">c</text:span><text:span text:style-name="T10">lasse : </text:span><text:span text:style-name="T12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7">évaluation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5">
          <table:table-cell table:style-name="Tableau1.A4" office:value-type="string">
            <text:p text:style-name="P8">Act1 du chapitre 1</text:p>
          </table:table-cell>
          <table:table-cell table:style-name="Tableau1.B4" office:value-type="string">
            <text:p text:style-name="P13">Act1.pdf</text:p>
            <text:p text:style-name="P14">prep act1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7">bilan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1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16">+ matériel + tables</text:span></text:p>
          </table:table-cell>
          <table:table-cell table:style-name="Tableau1.B7" office:value-type="string">
            <text:p text:style-name="P15"/>
          </table:table-cell>
          <table:table-cell table:style-name="Tableau1.A7" office:value-type="string">
            <text:p text:style-name="P17">5min</text:p>
          </table:table-cell>
        </table:table-row>
      </table:table>
      <text:p text:style-name="P16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83665725104">
          <table:table-cell table:style-name="Tableau2.A1" office:value-type="string">
            <text:p text:style-name="P25">Matériel</text:p>
          </table:table-cell>
          <table:table-cell table:style-name="Tableau2.A1" office:value-type="string">
            <text:p text:style-name="P25"><text:span text:style-name="T17">T</text:span>ravail <text:span text:style-name="T17">non fait</text:span></text:p>
          </table:table-cell>
          <table:table-cell table:style-name="Tableau2.A1" office:value-type="string">
            <text:p text:style-name="P25"><text:span text:style-name="T17">T</text:span>ravail <text:span text:style-name="T17">pendant l'heure</text:span></text:p>
          </table:table-cell>
          <table:table-cell table:style-name="Tableau2.D1" office:value-type="string">
            <text:p text:style-name="P25">Comportement</text:p>
          </table:table-cell>
        </table:table-row>
        <table:table-row table:style-name="Tableau2.2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M30S</meta:editing-duration>
    <meta:editing-cycles>17</meta:editing-cycles>
    <meta:generator>LibreOffice/7.0.4.2$Linux_X86_64 LibreOffice_project/00$Build-2</meta:generator>
    <meta:creation-date>2021-02-04T16:16:38.289524303</meta:creation-date>
    <meta:initial-creator>J Cercy</meta:initial-creator>
    <dc:date>2021-03-19T00:18:16.053832377</dc:date>
    <dc:creator>J Cercy</dc:creator>
    <meta:document-statistic meta:table-count="2" meta:image-count="0" meta:object-count="0" meta:page-count="1" meta:paragraph-count="22" meta:word-count="70" meta:character-count="420" meta:non-whitespace-character-count="368"/>
    <meta:template xlink:type="simple" xlink:actuate="onRequest" xlink:title="fiche_de_prep_type" xlink:href="../fiche_de_prep_type.ott" meta:date="2021-02-04T16:16:36.866451548"/>
  </office:meta>
</office:document-meta>
</file>